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23T17:57:37.824321996</dc:date>
    <meta:editing-duration>P3DT4H12M54S</meta:editing-duration>
    <meta:editing-cycles>736</meta:editing-cycles>
    <meta:generator>LibreOffice/24.8.7.2$Linux_X86_64 LibreOffice_project/480$Build-2</meta:generator>
    <meta:document-statistic meta:table-count="0" meta:image-count="0" meta:object-count="0" meta:page-count="1" meta:paragraph-count="406" meta:word-count="8551" meta:character-count="9304" meta:non-whitespace-character-count="9110"/>
  </office:meta>
</office:document-meta>
</file>